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1000000D702233BFEFE061B93.png" manifest:media-type="image/png"/>
  <manifest:file-entry manifest:full-path="Pictures/10000000000003DE0000017B1CB66B5443A3A86E.png" manifest:media-type="image/png"/>
  <manifest:file-entry manifest:full-path="Pictures/10000000000003CF00000157B3C1ABF86B258D31.png" manifest:media-type="image/png"/>
  <manifest:file-entry manifest:full-path="Pictures/10000000000003EE0000016BFC7B9371392B01FE.png" manifest:media-type="image/png"/>
  <manifest:file-entry manifest:full-path="Pictures/10000000000003DB000001292519CD7FCCCED6DC.png" manifest:media-type="image/png"/>
  <manifest:file-entry manifest:full-path="Pictures/1000000000000367000000FEDE4A152EFF7BB8AA.png" manifest:media-type="image/png"/>
  <manifest:file-entry manifest:full-path="Pictures/1000000000000367000001CAC4BB0187BE715B54.png" manifest:media-type="image/png"/>
  <manifest:file-entry manifest:full-path="Pictures/10000000000002C9000000DE74C68543BF79804F.png" manifest:media-type="image/png"/>
  <manifest:file-entry manifest:full-path="Pictures/1000000000000383000001B0F9D6088F29849928.png" manifest:media-type="image/png"/>
  <manifest:file-entry manifest:full-path="Pictures/1000000000000294000001BF2FC276CCA327EA2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ec3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1.7866in" draw:z-index="0"><draw:image xlink:href="Pictures/1000000000000341000000D702233BFEFE061B93.png" xlink:type="simple" xlink:show="embed" xlink:actuate="onLoad"/></draw:frame></text:p>
      <text:p text:style-name="Standard"><draw:frame draw:style-name="fr2" draw:name="Image2" text:anchor-type="paragraph" svg:x="0.0626in" svg:y="0.9957in" svg:width="6.9252in" svg:height="2.4984in" draw:z-index="1"><draw:image xlink:href="Pictures/10000000000003EE0000016BFC7B9371392B01F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x="0.0626in" svg:y="0.4354in" svg:width="6.9252in" svg:height="2.0835in" draw:z-index="2"><draw:image xlink:href="Pictures/10000000000003DB000001292519CD7FCCCED6D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<draw:frame draw:style-name="fr2" draw:name="Image4" text:anchor-type="paragraph" svg:x="0in" svg:y="0.2709in" svg:width="6.9252in" svg:height="3.6409in" draw:z-index="3"><draw:image xlink:href="Pictures/1000000000000367000001CAC4BB0187BE715B54.png" xlink:type="simple" xlink:show="embed" xlink:actuate="onLoad"/></draw:frame><text:soft-page-break/></text:p>
      <text:p text:style-name="P1"/>
      <text:p text:style-name="P1"/>
      <text:p text:style-name="P1"><draw:frame draw:style-name="fr2" draw:name="Image5" text:anchor-type="paragraph" svg:x="-0.1146in" svg:y="0.1126in" svg:width="6.9252in" svg:height="2.1555in" draw:z-index="4"><draw:image xlink:href="Pictures/10000000000002C9000000DE74C68543BF79804F.png" xlink:type="simple" xlink:show="embed" xlink:actuate="onLoad"/></draw:frame></text:p>
      <text:p text:style-name="P1"><draw:frame draw:style-name="fr2" draw:name="Image6" text:anchor-type="paragraph" svg:x="0in" svg:y="0.198in" svg:width="6.9252in" svg:height="2.4362in" draw:z-index="5"><draw:image xlink:href="Pictures/10000000000003CF00000157B3C1ABF86B258D31.png" xlink:type="simple" xlink:show="embed" xlink:actuate="onLoad"/></draw:frame></text:p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2" draw:name="Image7" text:anchor-type="paragraph" svg:x="-0.2083in" svg:y="0.0146in" svg:width="6.9252in" svg:height="2.6508in" draw:z-index="6"><draw:image xlink:href="Pictures/10000000000003DE0000017B1CB66B5443A3A86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8" text:anchor-type="paragraph" svg:x="0in" svg:y="0.4689in" svg:width="6.9252in" svg:height="3.3272in" draw:z-index="7"><draw:image xlink:href="Pictures/1000000000000383000001B0F9D6088F2984992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9" text:anchor-type="paragraph" svg:x="0in" svg:y="0.8437in" svg:width="6.9252in" svg:height="2.0193in" draw:z-index="8"><draw:image xlink:href="Pictures/1000000000000367000000FEDE4A152EFF7BB8AA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2" draw:name="Image10" text:anchor-type="paragraph" svg:x="-0.1in" svg:y="0.75in" svg:width="6.8752in" svg:height="4.6563in" draw:z-index="9"><draw:image xlink:href="Pictures/1000000000000294000001BF2FC276CCA327EA2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7:05:05.162000000</meta:creation-date>
    <dc:date>2019-02-06T12:01:04.707000000</dc:date>
    <meta:editing-duration>PT4H35M38S</meta:editing-duration>
    <meta:editing-cycles>2</meta:editing-cycles>
    <meta:generator>LibreOffice/5.2.6.2$Windows_x86 LibreOffice_project/a3100ed2409ebf1c212f5048fbe377c281438fdc</meta:generator>
    <meta:print-date>2019-02-06T07:41:14.277000000</meta:print-date>
    <meta:document-statistic meta:table-count="0" meta:image-count="10" meta:object-count="0" meta:page-count="4" meta:paragraph-count="0" meta:word-count="0" meta:character-count="0" meta:non-whitespace-character-count="0"/>
  </office:meta>
</office:document-meta>
</file>